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Inter" svg:font-family="Inter, 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007c" officeooo:paragraph-rsid="000fb86c"/>
    </style:style>
    <style:style style:name="T1" style:family="text">
      <style:text-properties officeooo:rsid="0013a9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édille doit me générer des paroles pour une chanson de type slam. Dans ce slam, le narrateur raconte l'histoire de sa vie, et fait beaucoup de métaphores : c'est à dire qu'il fait des comparaisons entre une idée, et une autre, sans utiliser d'outils de comparaison.</text:p>
      <text:p text:style-name="P1"/>
      <text:p text:style-name="P1"/>
      <text:p text:style-name="P1">Cédille génère les paroles du slam ici :</text:p>
      <text:p text:style-name="P1"/>
      <text:p text:style-name="P1">Ma vie est un puzzle que j’essaie de reconstituer.</text:p>
      <text:p text:style-name="P1">Je suis une bouteille sur la jetée, perdue entre deux eaux,</text:p>
      <text:p text:style-name="P1">Je suis un oiseau qui cherche l’amour, je suis une boule,</text:p>
      <text:p text:style-name="P1">J’ai l’impression d’avoir vécu mille vies, je suis un arbre,</text:p>
      <text:p text:style-name="P1">J’ai connu la guerre, j’ai connu le sida, je suis un banc,</text:p>
      <text:p text:style-name="P1">Pas besoin d’attendre, le temps passe, le temps passe,</text:p>
      <text:p text:style-name="P1">Le temps passe, le temps passe, le temps passe,</text:p>
      <text:p text:style-name="P1">Il suffit d’un rien pour faire basculer le destin,</text:p>
      <text:p text:style-name="P1">Mais il me manque une clé,</text:p>
      <text:p text:style-name="P1"/>
      <text:p text:style-name="P1">Ma vie est une étoile filante qui s’éteint,</text:p>
      <text:p text:style-name="P1">Une larme au coin de l’œil, un doigt sur la bouche,</text:p>
      <text:p text:style-name="P1">Un cri de douleur qui fend mes entrailles,</text:p>
      <text:p text:style-name="P1">Alors je me tais, et je contemple les Métaphores Phosphores.</text:p>
      <text:p text:style-name="P1">Je pense à la vie longuement, au temps qui passe, le temps passe,</text:p>
      <text:p text:style-name="P1">Aux amours qui passent, le temps passe,</text:p>
      <text:p text:style-name="P1">Et puis j’oublie, et je laisse les souvenirs en paix, le temps passe,</text:p>
      <text:p text:style-name="P1">A la mort qui vient, le temps passe,</text:p>
      <text:p text:style-name="P1">A l’infini qui se rapproche, le temps passe,</text:p>
      <text:p text:style-name="P1">A ma fin prochaine, le temps passe,</text:p>
      <text:p text:style-name="P1">A mon départ, le temps passe,</text:p>
      <text:p text:style-name="P1">Au jour où ma pierre tombera, le temps passe,</text:p>
      <text:p text:style-name="P1">J’ai l’âge d’un homme, mais je suis encore un enfant,</text:p>
      <text:p text:style-name="P1">Je ne sais pas si j’aurais le temps, le temps passe,</text:p>
      <text:p text:style-name="P1">Et puis je suis seul, et je me sens tellement vide, le temps passe,</text:p>
      <text:p text:style-name="P1">Et puis je suis une pierre, un caillou, un grain de sable,</text:p>
      <text:p text:style-name="P1">Je suis une pierre, un caillou, un grain de sable,</text:p>
      <text:p text:style-name="P1">J’ai l’âge d’un homme, mais je suis encore un enfant,</text:p>
      <text:p text:style-name="P1">Je cherche le bonheur pour toujours, le temps passe,</text:p>
      <text:p text:style-name="P1">Et puis je suis une larme, un mot, le temps passe,</text:p>
      <text:p text:style-name="P1">Et puis je suis un espoir, le temps passe,</text:p>
      <text:p text:style-name="P1">Et pour le moment, je suis une larme, un mot.</text:p>
      <text:p text:style-name="P1"/>
      <text:p text:style-name="P1">Et pendant ce temps, les Métaphores Phosphorent.</text:p>
      <text:p text:style-name="P1">Les Métaphores Phosphorent, encore et encore :</text:p>
      <text:p text:style-name="P1">les Métaphores Phosphorent, et mon coeur se rempli de joie</text:p>
      <text:p text:style-name="P1">les Métaphores Phosphorent, et mon coeur se rempli de plaisir.</text:p>
      <text:p text:style-name="P1">les Métaphores Phosphorent, et mon coeur s’ouvre, et s’ouvre.</text:p>
      <text:p text:style-name="P1">les Métaphores Phosphorent, et mon coeur s’ouvre</text:p>
      <text:p text:style-name="P1">les Métaphores Phosphorent, et mon coeur s’ouvre, et s’ouvre, et s’ouvre.</text:p>
      <text:p text:style-name="P1"/>
      <text:p text:style-name="P1"><text:span text:style-name="T1">E</text:span>t pour le moment, je suis une larme, un mot.</text:p>
      <text:p text:style-name="P1">Et pour le moment, je suis une larme, un mot.</text:p>
      <text:p text:style-name="P1">Et pour le moment, je suis un espoir, un mot</text:p>
      <text:p text:style-name="P1">Et pour le moment, je suis un espoir, un mot,</text:p>
      <text:p text:style-name="P1"><text:soft-page-break/>Et pour le moment, je suis une larme, une larme.</text:p>
      <text:p text:style-name="P1">Et pour le moment, je suis une larme, une larme,</text:p>
      <text:p text:style-name="P1">et pour le moment, je suis une larme, un mot.</text:p>
      <text:p text:style-name="P1">et pour le moment, je suis une larme, un mot,</text:p>
      <text:p text:style-name="P1">Et pour le moment, je suis une larme.</text:p>
      <text:p text:style-name="P1">Les Métaphores Phosphore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Inter" svg:font-family="Inter, 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12T18:38:24.291000000</meta:creation-date>
    <dc:date>2022-04-12T19:18:04.555000000</dc:date>
    <meta:editing-duration>PT19M16S</meta:editing-duration>
    <meta:editing-cycles>6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50" meta:word-count="506" meta:character-count="2672" meta:non-whitespace-character-count="2216"/>
  </office:meta>
</office:document-meta>
</file>